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00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9"/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in" loext:contextual-spacing="false"/>
      <style:text-properties fo:font-size="9pt"/>
    </style:style>
    <style:style style:name="P10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T1" style:family="text">
      <style:text-properties fo:font-size="9pt"/>
    </style:style>
    <style:style style:name="T2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4 Quiz</text:h>
      <text:p text:style-name="P7">,</text:p>
      <text:p text:style-name="Text_20_body"><text:span text:style-name="Strong_20_Emphasis">People are making progress</text:span></text:p>
      <text:p text:style-name="Text_20_body"><text:span text:style-name="Strong_20_Emphasis">98</text:span> learners have recently completed this assignment</text:p>
      <text:p text:style-name="P7">Submit your assignment</text:p>
      <text:p text:style-name="P7">Due DateJan 4, 12:59 AM MST</text:p>
      <text:p text:style-name="P7">Attempts3 every 8 hours</text:p>
      <text:p text:style-name="P7">Receive grade</text:p>
      <text:p text:style-name="P7">To Pass70% or higher</text:p>
      <text:p text:style-name="P7">Grade</text:p>
      <text:p text:style-name="P7">—</text:p>
      <text:section text:style-name="Sect1" text:name="flagcontent-22a7e997-6ca8-487b-8c90-ce400f10b228">
        <text:p text:style-name="P7"/>
      </text:section>
      <text:section text:style-name="Sect1" text:name="Section1">
        <text:p text:style-name="P7"><text:bookmark text:name="rendered-content"/></text:p>
        <text:section text:style-name="Sect1" text:name="Section2">
          <text:p text:style-name="P7"><text:bookmark text:name="flagcontent-22a7e997-6ca8-487b-8c90-ce400f10b228"/></text:p>
        </text:section>
      </text:section>
      <text:p text:style-name="P7">Module 4 Quiz</text:p>
      <text:p text:style-name="Text_20_body">Graded Quiz • 30 min</text:p>
      <text:p text:style-name="Text_20_body"><text:span text:style-name="Strong_20_Emphasis">Due</text:span> Jan 4, 12:59 AM MST</text:p>
      <text:h text:style-name="Heading_20_4" text:outline-level="4">Module 4 Quiz</text:h>
      <text:p text:style-name="P7">Total points 10</text:p>
      <text:section text:style-name="Sect1" text:name="oAt3lPLkEea2FA6Es7qu2g@0-legend">
        <text:p text:style-name="P7">1.</text:p>
        <text:p text:style-name="Text_20_body">Question 1</text:p>
        <text:p text:style-name="Text_20_body">Using multiple threads per process can help with:</text:p>
        <text:p text:style-name="P10">1 point</text:p>
      </text:section>
      <text:p text:style-name="P6">A. Resource sharing</text:p>
      <text:p text:style-name="P6">B. Performance</text:p>
      <text:p text:style-name="Text_20_body">C. Responsiveness to JVM delays</text:p>
      <text:p text:style-name="Text_20_body">D. Scalability</text:p>
      <text:p text:style-name="P6">E. Responsiveness to network delays</text:p>
      <text:p text:style-name="Text_20_body">F. Resource availability</text:p>
      <text:section text:style-name="Sect1" text:name="w9FN9PLnEeaS1QpBuT_tOg@0-legend">
        <text:p text:style-name="P7">2.</text:p>
        <text:p text:style-name="Text_20_body">Question 2</text:p>
        <text:p text:style-name="Text_20_body">True or false: on a node with 16 cores, running 16 processes with 1 thread each will always be faster than running one process with 16 threads? </text:p>
        <text:p text:style-name="P10"><text:soft-page-break/>1 point</text:p>
      </text:section>
      <text:p text:style-name="Text_20_body">True</text:p>
      <text:p text:style-name="P6">False</text:p>
      <text:section text:style-name="Sect1" text:name="LzJ4jPLoEeaS1QpBuT_tOg@0-legend">
        <text:p text:style-name="P7">3.</text:p>
        <text:p text:style-name="Text_20_body">Question 3</text:p>
        <text:p text:style-name="Text_20_body">The benefits of using a multithreaded server vs. a single-threaded one are: </text:p>
        <text:p text:style-name="P10">1 point</text:p>
      </text:section>
      <text:p text:style-name="P6">A. Increased throughput of completed requests</text:p>
      <text:p text:style-name="Text_20_body">B. Reduced time it takes to service an individual request</text:p>
      <text:p text:style-name="P6">C. Reduced delay between request submission and processing of a request</text:p>
      <text:p text:style-name="Text_20_body">D. Elimination of data races and contention between requests</text:p>
      <text:section text:style-name="Sect1" text:name="FN-CBfLqEea2FA6Es7qu2g@0-legend">
        <text:p text:style-name="P7">4.</text:p>
        <text:p text:style-name="Text_20_body">Question 4</text:p>
        <text:p text:style-name="Text_20_body">In the following multithreaded file server pseudo-code:</text:p>
      </text:section>
      <text:section text:style-name="Sect1" text:name="Section3">
        <text:p text:style-name="Text_20_body"><text:bookmark text:name="FN-CBfLqEea2FA6Es7qu2g@0-legend"/>Which of the operations in the algorithm have to ensure that the concurrent access to memory or resources is handled correctly?</text:p>
        <text:p text:style-name="Text_20_body">listener = new ServerSocket(…);</text:p>
        <text:p text:style-name="Text_20_body">while(true){</text:p>
        <text:p text:style-name="Text_20_body"><text:s text:c="3"/>s = listener.accept(…); <text:s text:c="20"/>// A</text:p>
        <text:p text:style-name="Text_20_body"><text:s text:c="3"/>t = new Thread( () -&gt; {</text:p>
        <text:p text:style-name="Text_20_body"><text:s text:c="6"/>read file request from s.getInputStream; // B</text:p>
        <text:p text:style-name="Text_20_body"><text:s text:c="6"/>access the file; <text:s text:c="24"/>// C</text:p>
        <text:p text:style-name="Text_20_body"><text:s text:c="6"/>send file to s.getOutputStream; <text:s text:c="9"/>// D</text:p>
        <text:p text:style-name="Text_20_body"><text:s text:c="3"/>});</text:p>
        <text:p text:style-name="Text_20_body"><text:s text:c="3"/>t.start();</text:p>
        <text:p text:style-name="Text_20_body">}</text:p>
        <text:p text:style-name="P10">1 point</text:p>
      </text:section>
      <text:p text:style-name="Text_20_body">A. None, the implementation does not have to worry about concurrency</text:p>
      <text:p text:style-name="Text_20_body">B. All of them: A, B, C and D have to ensure a safe concurrent thread access</text:p>
      <text:p text:style-name="Text_20_body">C. A and C</text:p>
      <text:p text:style-name="P6">D. Only C</text:p>
      <text:section text:style-name="Sect1" text:name="5w3QIvLqEeaIYBID2H_3BA@0-legend">
        <text:p text:style-name="P7"><text:soft-page-break/>5.</text:p>
        <text:p text:style-name="Text_20_body">Question 5</text:p>
        <text:p text:style-name="Text_20_body">Which of the following is <text:span text:style-name="Strong_20_Emphasis">not</text:span> a valid MPI mode?</text:p>
        <text:p text:style-name="P10">1 point</text:p>
      </text:section>
      <text:p text:style-name="Text_20_body">A. Funneled</text:p>
      <text:p text:style-name="Text_20_body">B. Multiple</text:p>
      <text:p text:style-name="P6">C. Single</text:p>
      <text:p text:style-name="Text_20_body">D. Serialized</text:p>
      <text:section text:style-name="Sect1" text:name="KJ5UmPLrEeaS1QpBuT_tOg@0-legend">
        <text:p text:style-name="P7">6.</text:p>
        <text:p text:style-name="Text_20_body">Question 6</text:p>
        <text:p text:style-name="Text_20_body">I have a program with threads T0​, T1​, T2​, and T3​. I want to make all communications to the MPI go through T0​. Which of the MPI modes would I want to use? </text:p>
        <text:p text:style-name="P10">1 point</text:p>
      </text:section>
      <text:p text:style-name="P6">A. Funneled</text:p>
      <text:p text:style-name="Text_20_body">B. Multiple</text:p>
      <text:p text:style-name="Text_20_body">C. Single</text:p>
      <text:p text:style-name="Text_20_body">D. Serialized</text:p>
      <text:section text:style-name="Sect1" text:name="ixIvpPLrEea2FA6Es7qu2g@0-legend">
        <text:p text:style-name="P7">7.</text:p>
        <text:p text:style-name="Text_20_body">Question 7</text:p>
        <text:p text:style-name="Text_20_body">Which of the following statement is <text:span text:style-name="Strong_20_Emphasis">false</text:span>?:</text:p>
        <text:p text:style-name="P10">1 point</text:p>
      </text:section>
      <text:p text:style-name="Text_20_body">A. Remote actors residing on different nodes cannot exchange object references because they can only communicate through message passing.</text:p>
      <text:p text:style-name="P6">B. All messages sent from an actor must be serialized and be passed by copy in a distributed actor program.</text:p>
      <text:p text:style-name="Text_20_body">C. Multiple actors in an actor-based program can run on different physical nodes without change to the program logic.</text:p>
      <text:p text:style-name="Text_20_body">D. In a distributed actor system, actors maintain a logical name that can be remotely referenced by other actors across the node boundaries.</text:p>
      <text:section text:style-name="Sect1" text:name="CkZs__LsEeaIYBID2H_3BA@0-legend">
        <text:p text:style-name="P7">8.</text:p>
        <text:p text:style-name="Text_20_body">Question 8</text:p>
        <text:p text:style-name="Text_20_body">Consider a distributed actor-based implementation of the Sieve of Eratosthenes as follows:</text:p>
      </text:section>
      <text:section text:style-name="Sect1" text:name="Section4">
        <text:p text:style-name="Text_20_body"><text:bookmark text:name="CkZs__LsEeaIYBID2H_3BA@0-legend"/><text:soft-page-break/>Assuming there are two physical nodes in the network, with 32 bit nodeID with integer values 0 and 1, which of the following programs that replaces line 11 can maximize the number of messages crossing the node boundary?</text:p>
        <text:p text:style-name="Text_20_body">SieveActor{</text:p>
        <text:p text:style-name="Text_20_body"><text:s text:c="2"/>int local_prime;</text:p>
        <text:p text:style-name="Text_20_body"><text:s text:c="2"/>SieveActor next;</text:p>
        <text:p text:style-name="Text_20_body"><text:s text:c="2"/>SieveActor(int prime) { local_prime = prime;}</text:p>
        <text:p text:style-name="Text_20_body"><text:s text:c="2"/>void process(Message message){</text:p>
        <text:p text:style-name="Text_20_body"><text:s text:c="4"/>if <text:s/>( 0 != message.val % local_prime) {</text:p>
        <text:p text:style-name="Text_20_body"><text:s text:c="6"/>if ( NULL != next ){</text:p>
        <text:p text:style-name="Text_20_body"><text:s text:c="8"/>next.send(message); <text:s text:c="7"/></text:p>
        <text:p text:style-name="Text_20_body"><text:s text:c="6"/>} else {</text:p>
        <text:p text:style-name="Text_20_body"><text:s text:c="8"/>//create the next sieve actor at local node</text:p>
        <text:p text:style-name="Text_20_body"><text:s text:c="8"/>next = newActor(class:=SieveActor.class, arguments:=[message.val]);</text:p>
        <text:p text:style-name="Text_20_body"><text:s text:c="6"/>} </text:p>
        <text:p text:style-name="Text_20_body"><text:s text:c="4"/>} <text:s/></text:p>
        <text:p text:style-name="Text_20_body"><text:s text:c="2"/>}</text:p>
        <text:p text:style-name="Text_20_body">}</text:p>
        <text:p text:style-name="P10">1 point</text:p>
      </text:section>
      <text:p text:style-name="Text_20_body">A.</text:p>
      <text:p text:style-name="Text_20_body">if (message.val &gt; = 65536) {</text:p>
      <text:p text:style-name="Text_20_body"><text:s text:c="2"/>next = newRemoteActor(class:=SieveActor.class, arguments:=[message.val], node:=(localNodeId + 1)%2)</text:p>
      <text:p text:style-name="Text_20_body">} else {</text:p>
      <text:p text:style-name="Text_20_body"><text:s text:c="2"/>next = newActor(class:=SieveActor.class, arguments:=[message.val]);</text:p>
      <text:p text:style-name="Text_20_body">} </text:p>
      <text:p text:style-name="P6">B. </text:p>
      <text:p text:style-name="P6">next = newRemoteActor(class:=SieveActor.class, arguments:=[message.val], node:=(localNodeId ^1)</text:p>
      <text:p text:style-name="P6">C.</text:p>
      <text:p text:style-name="P6"><text:soft-page-break/>next = newRemoteActor(class:= SieveActor.class, arguments :=[message.val], node:= <text:s/>(localNodeId + 1) %2)</text:p>
      <text:p text:style-name="Text_20_body">D.</text:p>
      <text:p text:style-name="Text_20_body">next = newRemoteActor(class:=SieveActor.class, arguments:=[message.val], node:= (~localNodeId))</text:p>
      <text:section text:style-name="Sect1" text:name="t3wXsPLuEea2FA6Es7qu2g@0-legend">
        <text:p text:style-name="P7">9.</text:p>
        <text:p text:style-name="Text_20_body">Question 9</text:p>
        <text:p text:style-name="Text_20_body">Which of the following statements is true?</text:p>
        <text:p text:style-name="P10">1 point</text:p>
      </text:section>
      <text:p text:style-name="Text_20_body">A. An advantage of the actor model is the ability of the actor to specify when to receive data.</text:p>
      <text:p text:style-name="Text_20_body">B. A polling model where the consumer requests items periodically reduces delays in receiving information.</text:p>
      <text:p text:style-name="P6">C. In reactive programming, producers propagate events to subscribers to trigger reactions.</text:p>
      <text:p text:style-name="Text_20_body">D. In reactive programming, the subscriber has no way to specify how frequently it will receive data. </text:p>
      <text:section text:style-name="Sect1" text:name="FZHwQ_LvEeaIYBID2H_3BA@0-legend">
        <text:p text:style-name="P7">10.</text:p>
        <text:p text:style-name="Text_20_body">Question 10</text:p>
        <text:p text:style-name="Text_20_body">What is the expected output of the following piece of Java-based pseudocode? </text:p>
        <text:p text:style-name="Text_20_body">Publisher pub = new Publisher();</text:p>
        <text:p text:style-name="Text_20_body">Subscriber sub = new Subscriber() {</text:p>
        <text:p text:style-name="Text_20_body"><text:s text:c="2"/>int x = 0;</text:p>
        <text:p text:style-name="Text_20_body"><text:s text:c="2"/>void onSubscribe(Subscription s){</text:p>
        <text:p text:style-name="Text_20_body"><text:s text:c="4"/>s.request(2); <text:s/></text:p>
        <text:p text:style-name="Text_20_body"><text:s text:c="2"/>}</text:p>
        <text:p text:style-name="Text_20_body"><text:s text:c="2"/>void onNext(int item) {</text:p>
        <text:p text:style-name="Text_20_body"><text:s text:c="4"/>x += item;</text:p>
        <text:p text:style-name="Text_20_body"><text:s text:c="4"/>System.out.print(x + “ ,”);</text:p>
        <text:p text:style-name="Text_20_body"><text:s text:c="2"/>}</text:p>
        <text:p text:style-name="Text_20_body">};</text:p>
        <text:p text:style-name="Text_20_body">pub.subscribe(sub);</text:p>
        <text:p text:style-name="Text_20_body">pub.submit(3);</text:p>
        <text:p text:style-name="Text_20_body">pub.submit(30);</text:p>
      </text:section>
      <text:section text:style-name="Sect1" text:name="Section5">
        <text:p text:style-name="P10"><text:bookmark text:name="FZHwQ_LvEeaIYBID2H_3BA@0-legend"/><text:soft-page-break/>1 point</text:p>
      </text:section>
      <text:p text:style-name="Text_20_body">A. There will be no output</text:p>
      <text:p text:style-name="Text_20_body">B. 3, 30,</text:p>
      <text:p text:style-name="Text_20_body">C. 0, 3,</text:p>
      <text:p text:style-name="P6">D. 3, 33,</text:p>
      <text:p text:style-name="P7">Honor Code Agreement</text:p>
      <text:p text:style-name="P7">I, <text:span text:style-name="T2">Mark P Mullally</text:span>, understand that submitting work that isn’t my own may result in permanent failure of this course or deactivation of my Coursera account. </text:p>
      <text:section text:style-name="Sect1" text:name="flagcontent-6be927a7-0bd4-4135-ac3b-e5178354044a">
        <text:p text:style-name="P7"/>
      </text:section>
      <text:section text:style-name="Sect1" text:name="Section6">
        <text:p text:style-name="P7"><text:bookmark text:name="flagcontent-6be927a7-0bd4-4135-ac3b-e5178354044a"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7:51:51.611315450</meta:creation-date>
    <dc:date>2020-12-08T17:59:50.201674517</dc:date>
    <meta:editing-duration>PT7M59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6" meta:paragraph-count="147" meta:word-count="740" meta:character-count="4812" meta:non-whitespace-character-count="3900"/>
  </office:meta>
</office:document-meta>
</file>